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4569"/>
    </style:style>
    <style:style style:name="T1" style:family="text">
      <style:text-properties officeooo:rsid="000f45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Usuario:</text:span> hellooIoT<text:line-break/><text:span text:style-name="T1">contrasena: </text:span>K%FP7Il242VwgaB3ee#C<text:line-break/></text:p>
      <text:p text:style-name="P1"><text:span text:style-name="T1">link:</text:span> https://hellooiot.000webhostapp.com/index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0T14:07:57.758000000</meta:creation-date>
    <dc:date>2020-10-20T14:08:34.362000000</dc:date>
    <meta:editing-duration>PT38S</meta:editing-duration>
    <meta:editing-cycles>1</meta:editing-cycles>
    <meta:document-statistic meta:table-count="0" meta:image-count="0" meta:object-count="0" meta:page-count="1" meta:paragraph-count="2" meta:word-count="6" meta:character-count="104" meta:non-whitespace-character-count="99"/>
    <meta:generator>Neat_Office/6.2.8.2$Windows_x86 LibreOffice_project/</meta:generator>
  </office:meta>
</office:document-meta>
</file>